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cce21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669768" loext:opacity="100%" style:font-name="Monospace" fo:font-size="10pt" style:font-size-asian="10pt"/>
    </style:style>
    <style:style style:name="T2" style:family="text">
      <style:text-properties fo:color="#739eca" loext:opacity="100%" style:font-name="Monospace" fo:font-size="10pt" fo:font-weight="bold" style:font-size-asian="10pt" style:font-weight-asian="bold"/>
    </style:style>
    <style:style style:name="T3" style:family="text">
      <style:text-properties fo:color="#cccccc" loext:opacity="100%" style:font-name="Monospace" fo:font-size="10pt" style:font-size-asian="10pt"/>
    </style:style>
    <style:style style:name="T4" style:family="text">
      <style:text-properties fo:color="#cc9b75" loext:opacity="100%" style:font-name="Monospace" fo:font-size="10pt" style:font-size-asian="10pt"/>
    </style:style>
    <style:style style:name="T5" style:family="text">
      <style:text-properties fo:color="#b788d3" loext:opacity="100%" style:font-name="Monospace" fo:font-size="10pt" style:font-size-asian="10pt"/>
    </style:style>
    <style:style style:name="T6" style:family="text">
      <style:text-properties fo:color="#b788d3" loext:opacity="100%" style:font-name="Monospace" fo:font-size="10pt" officeooo:rsid="001cce21" style:font-size-asian="10pt"/>
    </style:style>
    <style:style style:name="T7" style:family="text">
      <style:text-properties fo:color="#00b8b8" loext:opacity="100%" style:font-name="Monospace" fo:font-size="10pt" style:font-size-asian="10pt"/>
    </style:style>
    <style:style style:name="T8" style:family="text">
      <style:text-properties fo:color="#c1aa6c" loext:opacity="100%" style:font-name="Monospace" fo:font-size="10pt" fo:font-weight="bold" style:font-size-asian="10pt" style:font-weight-asian="bold"/>
    </style:style>
    <style:style style:name="T9" style:family="text">
      <style:text-properties fo:color="#c0c0c0" loext:opacity="100%" style:font-name="Monospace" fo:font-size="10pt" style:font-size-asian="10pt"/>
    </style:style>
    <style:style style:name="T10" style:family="text">
      <style:text-properties fo:color="#9e9e9e" loext:opacity="100%" style:font-name="Monospace" fo:font-size="10pt" style:font-size-asian="10pt"/>
    </style:style>
    <style:style style:name="T11" style:family="text">
      <style:text-properties fo:color="#9e9e9e" loext:opacity="100%" style:font-name="Monospace" fo:font-size="10pt" officeooo:rsid="001cce21" style:font-size-asian="10pt"/>
    </style:style>
    <style:style style:name="T12" style:family="text">
      <style:text-properties fo:color="#eecc64" loext:opacity="100%"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-- public.agg_day definition</text:span></text:p>
      <text:p text:style-name="P3"/>
      <text:p text:style-name="P1"><text:span text:style-name="T1">-- Drop table</text:span></text:p>
      <text:p text:style-name="P3"/>
      <text:p text:style-name="P1"><text:span text:style-name="T1">-- DROP TABLE public.agg_day;</text:span></text:p>
      <text:p text:style-name="P3"/>
      <text:p text:style-name="P1"><text:span text:style-name="T2">CREATE</text:span><text:span text:style-name="T3"> </text:span><text:span text:style-name="T2">TABLE</text:span><text:span text:style-name="T3"> </text:span><text:span text:style-name="T4">public</text:span><text:span text:style-name="T3">.</text:span><text:span text:style-name="T5">agg_day</text:span><text:span text:style-name="T3"> (</text:span></text:p>
      <text:p text:style-name="P1"><text:span text:style-name="T3"><text:tab/></text:span><text:span text:style-name="T7">parkid</text:span><text:span text:style-name="T3"> </text:span><text:span text:style-name="T8">int4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1"><text:span text:style-name="T3"><text:tab/></text:span><text:span text:style-name="T7">yieldclassid</text:span><text:span text:style-name="T3"> </text:span><text:span text:style-name="T8">int2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1"><text:span text:style-name="T3"><text:tab/></text:span><text:span text:style-name="T7">dayparamid</text:span><text:span text:style-name="T3"> </text:span><text:span text:style-name="T8">int2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1"><text:span text:style-name="T3"><text:tab/></text:span><text:span text:style-name="T7">nbcars</text:span><text:span text:style-name="T3"> </text:span><text:span text:style-name="T8">numeric</text:span><text:span text:style-name="T3">(</text:span><text:span text:style-name="T9">126</text:span><text:span text:style-name="T3">, </text:span><text:span text:style-name="T9">2</text:span><text:span text:style-name="T3">) </text:span><text:span text:style-name="T2">NOT</text:span><text:span text:style-name="T3"> </text:span><text:span text:style-name="T2">NULL</text:span><text:span text:style-name="T3">,</text:span></text:p>
      <text:p text:style-name="P1"><text:span text:style-name="T3"><text:tab/></text:span><text:span text:style-name="T7">nbcarsreal</text:span><text:span text:style-name="T3"> </text:span><text:span text:style-name="T8">numeric</text:span><text:span text:style-name="T3">(</text:span><text:span text:style-name="T9">126</text:span><text:span text:style-name="T3">, </text:span><text:span text:style-name="T9">2</text:span><text:span text:style-name="T3">) </text:span><text:span text:style-name="T2">NOT</text:span><text:span text:style-name="T3"> </text:span><text:span text:style-name="T2">NULL</text:span><text:span text:style-name="T3">,</text:span></text:p>
      <text:p text:style-name="P1"><text:span text:style-name="T3"><text:tab/></text:span><text:span text:style-name="T7">computdate</text:span><text:span text:style-name="T3"> </text:span><text:span text:style-name="T8">timestamp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1"><text:span text:style-name="T3"><text:tab/></text:span><text:span text:style-name="T7">nbbooking</text:span><text:span text:style-name="T3"> </text:span><text:span text:style-name="T8">numeric</text:span><text:span text:style-name="T3">(</text:span><text:span text:style-name="T9">126</text:span><text:span text:style-name="T3">, </text:span><text:span text:style-name="T9">2</text:span><text:span text:style-name="T3">) </text:span><text:span text:style-name="T2">NULL</text:span><text:span text:style-name="T3">,</text:span></text:p>
      <text:p text:style-name="P1"><text:span text:style-name="T3"><text:tab/></text:span><text:span text:style-name="T7">nbbookingreal</text:span><text:span text:style-name="T3"> </text:span><text:span text:style-name="T8">int4</text:span><text:span text:style-name="T3"> </text:span><text:span text:style-name="T2">NULL</text:span><text:span text:style-name="T3">,</text:span></text:p>
      <text:p text:style-name="P1"><text:span text:style-name="T3"><text:tab/></text:span><text:span text:style-name="T2">CONSTRAINT</text:span><text:span text:style-name="T3"> </text:span><text:span text:style-name="T10">pk_dayticket</text:span><text:span text:style-name="T3"> </text:span><text:span text:style-name="T2">PRIMARY</text:span><text:span text:style-name="T3"> </text:span><text:span text:style-name="T2">KEY</text:span><text:span text:style-name="T3"> (</text:span><text:span text:style-name="T7">parkid</text:span><text:span text:style-name="T3">, </text:span><text:span text:style-name="T7">yieldclassid</text:span><text:span text:style-name="T3">, </text:span><text:span text:style-name="T7">dayparamid</text:span><text:span text:style-name="T3">)</text:span></text:p>
      <text:p text:style-name="P1"><text:span text:style-name="T3">)</text:span><text:span text:style-name="T12">;</text:span></text:p>
      <text:p text:style-name="P1"><text:span text:style-name="T2">CREATE</text:span><text:span text:style-name="T3"> </text:span><text:span text:style-name="T2">INDEX</text:span><text:span text:style-name="T3"> </text:span><text:span text:style-name="T10">fk_dayticket_parkid_idx2_1</text:span><text:span text:style-name="T3"> </text:span><text:span text:style-name="T2">ON</text:span><text:span text:style-name="T3"> </text:span><text:span text:style-name="T10">public</text:span><text:span text:style-name="T3">.</text:span><text:span text:style-name="T10">agg_day</text:span><text:span text:style-name="T3"> </text:span><text:span text:style-name="T2">USING</text:span><text:span text:style-name="T3"> </text:span><text:span text:style-name="T10">btree</text:span><text:span text:style-name="T3"> (</text:span><text:span text:style-name="T10">parkid</text:span><text:span text:style-name="T3">)</text:span><text:span text:style-name="T12">;</text:span></text:p>
      <text:p text:style-name="P3"/>
      <text:p text:style-name="P1"><text:span text:style-name="T1">-- Permissions</text:span></text:p>
      <text:p text:style-name="P3"/>
      <text:p text:style-name="P1"><text:span text:style-name="T2">ALTER</text:span><text:span text:style-name="T3"> </text:span><text:span text:style-name="T2">TABLE</text:span><text:span text:style-name="T3"> </text:span><text:span text:style-name="T4">public</text:span><text:span text:style-name="T3">.</text:span><text:span text:style-name="T5">agg_day</text:span><text:span text:style-name="T3"> </text:span><text:span text:style-name="T2">OWNER</text:span><text:span text:style-name="T3"> </text:span><text:span text:style-name="T2">TO</text:span><text:span text:style-name="T3"> </text:span><text:span text:style-name="T10">kowee</text:span><text:span text:style-name="T12">;</text:span></text:p>
      <text:p text:style-name="P1"><text:span text:style-name="T2">GRANT</text:span><text:span text:style-name="T3"> </text:span><text:span text:style-name="T2">ALL</text:span><text:span text:style-name="T3"> </text:span><text:span text:style-name="T2">ON</text:span><text:span text:style-name="T3"> </text:span><text:span text:style-name="T2">TABLE</text:span><text:span text:style-name="T3"> </text:span><text:span text:style-name="T10">public</text:span><text:span text:style-name="T3">.</text:span><text:span text:style-name="T10">agg_day</text:span><text:span text:style-name="T3"> </text:span><text:span text:style-name="T2">TO</text:span><text:span text:style-name="T3"> </text:span><text:span text:style-name="T10">kowee</text:span><text:span text:style-name="T12">;</text:span></text:p>
      <text:p text:style-name="P1"><text:span text:style-name="T2">GRANT</text:span><text:span text:style-name="T3"> </text:span><text:span text:style-name="T2">UPDATE</text:span><text:span text:style-name="T3">, </text:span><text:span text:style-name="T2">SELECT</text:span><text:span text:style-name="T3">, </text:span><text:span text:style-name="T2">INSERT</text:span><text:span text:style-name="T3">, </text:span><text:span text:style-name="T2">DELETE</text:span><text:span text:style-name="T3"> </text:span><text:span text:style-name="T2">ON</text:span><text:span text:style-name="T3"> </text:span><text:span text:style-name="T2">TABLE</text:span><text:span text:style-name="T3"> </text:span><text:span text:style-name="T10">public</text:span><text:span text:style-name="T3">.</text:span><text:span text:style-name="T10">agg_day</text:span><text:span text:style-name="T3"> </text:span><text:span text:style-name="T2">TO</text:span><text:span text:style-name="T3"> </text:span><text:span text:style-name="T10">adpwrite</text:span><text:span text:style-name="T12">;</text:span></text:p>
      <text:p text:style-name="P1"><text:span text:style-name="T2">GRANT</text:span><text:span text:style-name="T3"> </text:span><text:span text:style-name="T2">SELECT</text:span><text:span text:style-name="T3"> </text:span><text:span text:style-name="T2">ON</text:span><text:span text:style-name="T3"> </text:span><text:span text:style-name="T2">TABLE</text:span><text:span text:style-name="T3"> </text:span><text:span text:style-name="T10">public</text:span><text:span text:style-name="T3">.</text:span><text:span text:style-name="T10">agg_day</text:span><text:span text:style-name="T3"> </text:span><text:span text:style-name="T2">TO</text:span><text:span text:style-name="T3"> </text:span><text:span text:style-name="T10">adpread</text:span><text:span text:style-name="T12">;</text:span></text:p>
      <text:p text:style-name="P1"><text:span text:style-name="T2">GRANT</text:span><text:span text:style-name="T3"> </text:span><text:span text:style-name="T2">UPDATE</text:span><text:span text:style-name="T3">, </text:span><text:span text:style-name="T2">SELECT</text:span><text:span text:style-name="T3">, </text:span><text:span text:style-name="T2">INSERT</text:span><text:span text:style-name="T3">, </text:span><text:span text:style-name="T2">DELETE</text:span><text:span text:style-name="T3"> </text:span><text:span text:style-name="T2">ON</text:span><text:span text:style-name="T3"> </text:span><text:span text:style-name="T2">TABLE</text:span><text:span text:style-name="T3"> </text:span><text:span text:style-name="T10">public</text:span><text:span text:style-name="T3">.</text:span><text:span text:style-name="T10">agg_day</text:span><text:span text:style-name="T3"> </text:span><text:span text:style-name="T2">TO</text:span><text:span text:style-name="T3"> </text:span><text:span text:style-name="T10">adpapp</text:span><text:span text:style-name="T12">;</text:span></text:p>
      <text:p text:style-name="P1"><text:span text:style-name="T2">GRANT</text:span><text:span text:style-name="T3"> </text:span><text:span text:style-name="T2">ALL</text:span><text:span text:style-name="T3"> </text:span><text:span text:style-name="T2">ON</text:span><text:span text:style-name="T3"> </text:span><text:span text:style-name="T2">TABLE</text:span><text:span text:style-name="T3"> </text:span><text:span text:style-name="T10">public</text:span><text:span text:style-name="T3">.</text:span><text:span text:style-name="T10">agg_day</text:span><text:span text:style-name="T3"> </text:span><text:span text:style-name="T2">TO</text:span><text:span text:style-name="T3"> </text:span><text:span text:style-name="T10">rdsrepladmin</text:span><text:span text:style-name="T12">;</text:span></text:p>
      <text:p text:style-name="P3"/>
      <text:p text:style-name="P3"/>
      <text:p text:style-name="P1"><text:span text:style-name="T1">-- public.agg_day foreign keys</text:span></text:p>
      <text:p text:style-name="P3"/>
      <text:p text:style-name="Standard"><text:span text:style-name="T2">ALTER</text:span><text:span text:style-name="T3"> </text:span><text:span text:style-name="T2">TABLE</text:span><text:span text:style-name="T3"> </text:span><text:span text:style-name="T4">public</text:span><text:span text:style-name="T3">.</text:span><text:span text:style-name="T5">agg_day</text:span><text:span text:style-name="T3"> </text:span><text:span text:style-name="T2">ADD</text:span><text:span text:style-name="T3"> </text:span><text:span text:style-name="T2">CONSTRAINT</text:span><text:span text:style-name="T3"> </text:span><text:span text:style-name="T10">fk_dayticket_parkid</text:span><text:span text:style-name="T3"> </text:span><text:span text:style-name="T2">FOREIGN</text:span><text:span text:style-name="T3"> </text:span><text:span text:style-name="T2">KEY</text:span><text:span text:style-name="T3"> (</text:span><text:span text:style-name="T7">parkid</text:span><text:span text:style-name="T3">) </text:span><text:span text:style-name="T2">REFERENCES</text:span><text:span text:style-name="T3"> </text:span><text:span text:style-name="T4">public</text:span><text:span text:style-name="T3">.</text:span><text:span text:style-name="T5">park</text:span><text:span text:style-name="T3">(</text:span><text:span text:style-name="T7">parkid</text:span><text:span text:style-name="T3">)</text:span><text:span text:style-name="T12">;</text:span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P2"><text:span text:style-name="T2">CREATE</text:span><text:span text:style-name="T3"> </text:span><text:span text:style-name="T2">TABLE</text:span><text:span text:style-name="T3"> </text:span><text:span text:style-name="T4">public</text:span><text:span text:style-name="T3">.</text:span><text:span text:style-name="T5">agg_day_</text:span><text:span text:style-name="T6">tmp</text:span><text:span text:style-name="T3"> (</text:span></text:p>
      <text:p text:style-name="P2"><text:span text:style-name="T3"><text:tab/></text:span><text:span text:style-name="T7">parkid</text:span><text:span text:style-name="T3"> </text:span><text:span text:style-name="T8">int4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2"><text:span text:style-name="T3"><text:tab/></text:span><text:span text:style-name="T7">yieldclassid</text:span><text:span text:style-name="T3"> </text:span><text:span text:style-name="T8">int2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2"><text:span text:style-name="T3"><text:tab/></text:span><text:span text:style-name="T7">dayparamid</text:span><text:span text:style-name="T3"> </text:span><text:span text:style-name="T8">int2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2"><text:span text:style-name="T3"><text:tab/></text:span><text:span text:style-name="T7">nbcars</text:span><text:span text:style-name="T3"> </text:span><text:span text:style-name="T8">numeric</text:span><text:span text:style-name="T3">(</text:span><text:span text:style-name="T9">126</text:span><text:span text:style-name="T3">, </text:span><text:span text:style-name="T9">2</text:span><text:span text:style-name="T3">) </text:span><text:span text:style-name="T2">NOT</text:span><text:span text:style-name="T3"> </text:span><text:span text:style-name="T2">NULL</text:span><text:span text:style-name="T3">,</text:span></text:p>
      <text:p text:style-name="P2"><text:span text:style-name="T3"><text:tab/></text:span><text:span text:style-name="T7">nbcarsreal</text:span><text:span text:style-name="T3"> </text:span><text:span text:style-name="T8">numeric</text:span><text:span text:style-name="T3">(</text:span><text:span text:style-name="T9">126</text:span><text:span text:style-name="T3">, </text:span><text:span text:style-name="T9">2</text:span><text:span text:style-name="T3">) </text:span><text:span text:style-name="T2">NOT</text:span><text:span text:style-name="T3"> </text:span><text:span text:style-name="T2">NULL</text:span><text:span text:style-name="T3">,</text:span></text:p>
      <text:p text:style-name="P2"><text:span text:style-name="T3"><text:tab/></text:span><text:span text:style-name="T7">computdate</text:span><text:span text:style-name="T3"> </text:span><text:span text:style-name="T8">timestamp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2"><text:span text:style-name="T3"><text:tab/></text:span><text:span text:style-name="T7">nbbooking</text:span><text:span text:style-name="T3"> </text:span><text:span text:style-name="T8">numeric</text:span><text:span text:style-name="T3">(</text:span><text:span text:style-name="T9">126</text:span><text:span text:style-name="T3">, </text:span><text:span text:style-name="T9">2</text:span><text:span text:style-name="T3">) </text:span><text:span text:style-name="T2">NULL</text:span><text:span text:style-name="T3">,</text:span></text:p>
      <text:p text:style-name="P2"><text:span text:style-name="T3"><text:tab/></text:span><text:span text:style-name="T7">nbbookingreal</text:span><text:span text:style-name="T3"> </text:span><text:span text:style-name="T8">int4</text:span><text:span text:style-name="T3"> </text:span><text:span text:style-name="T2">NULL</text:span><text:span text:style-name="T3">,</text:span></text:p>
      <text:p text:style-name="P2"><text:span text:style-name="T3"><text:tab/></text:span><text:span text:style-name="T2">CONSTRAINT</text:span><text:span text:style-name="T3"> </text:span><text:span text:style-name="T10">pk_dayticket_</text:span><text:span text:style-name="T11">tmp</text:span><text:span text:style-name="T3"> </text:span><text:span text:style-name="T2">PRIMARY</text:span><text:span text:style-name="T3"> </text:span><text:span text:style-name="T2">KEY</text:span><text:span text:style-name="T3"> (</text:span><text:span text:style-name="T7">parkid</text:span><text:span text:style-name="T3">, </text:span><text:span text:style-name="T7">yieldclassid</text:span><text:span text:style-name="T3">, </text:span><text:span text:style-name="T7">dayparamid</text:span><text:span text:style-name="T3">)</text:span></text:p>
      <text:p text:style-name="P2"><text:span text:style-name="T3">)</text:span><text:span text:style-name="T12">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t" fo:country="M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t" fo:country="MG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3T19:38:45.146997360</dc:date>
    <meta:editing-duration>PT3H56M4S</meta:editing-duration>
    <meta:editing-cycles>1</meta:editing-cycles>
    <meta:document-statistic meta:table-count="0" meta:image-count="0" meta:object-count="0" meta:page-count="1" meta:paragraph-count="35" meta:word-count="172" meta:character-count="1314" meta:non-whitespace-character-count="1159"/>
    <meta:generator>LibreOffice/7.3.7.2$Linux_X86_64 LibreOffice_project/30$Build-2</meta:generator>
  </office:meta>
</office:document-meta>
</file>